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TAC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RODUCCIONES AVICOLA TACNA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UNA ARISTA, FRANCISCO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6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2" office:value-type="string">
            <text:p text:style-name="P9">Cant.Cajas: <text:span text:style-name="T11">8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572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1T00:02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